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text-properties fo:language="en" fo:country="US"/>
    </style:style>
    <style:style style:name="P2" style:family="paragraph" style:parent-style-name="Footer">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Text_20_body">
      <style:paragraph-properties fo:margin-left="0cm" fo:margin-right="0cm" fo:text-indent="0cm" style:auto-text-indent="false"/>
      <style:text-properties fo:language="en" fo:country="US"/>
    </style:style>
    <style:style style:name="P8"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9" style:family="paragraph" style:parent-style-name="Standard">
      <style:text-properties style:font-name="DejaVu Sans" fo:font-size="10pt" fo:language="en" fo:country="US" style:font-size-asian="10pt" style:font-size-complex="10pt"/>
    </style:style>
    <style:style style:name="P10" style:family="paragraph" style:parent-style-name="Standard">
      <style:paragraph-properties fo:text-align="end" style:justify-single-word="false"/>
      <style:text-properties fo:color="#eeeeee" loext:opacity="100%" style:font-name="Calibri1" fo:font-size="12pt" fo:language="en" fo:country="US" fo:font-weight="bold" style:font-size-asian="12pt" style:font-weight-asian="bold" style:font-size-complex="12pt" style:font-weight-complex="bold"/>
    </style:style>
    <style:style style:name="P11"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12b6d" style:font-size-asian="24pt" style:font-weight-asian="bold" style:font-size-complex="24pt" style:font-weight-complex="bold"/>
    </style:style>
    <style:style style:name="P12" style:family="paragraph" style:parent-style-name="Text_20_body">
      <style:text-properties fo:color="#336633" loext:opacity="100%" fo:font-size="14pt" fo:language="en" fo:country="US" style:font-size-asian="14pt" style:font-size-complex="14pt"/>
    </style:style>
    <style:style style:name="P13" style:family="paragraph" style:parent-style-name="Standard">
      <style:text-properties style:font-name="Calibri1" fo:font-size="12pt" fo:language="en" fo:country="US" officeooo:paragraph-rsid="00112b6d" style:font-size-asian="12pt" style:font-size-complex="12pt"/>
    </style:style>
    <style:style style:name="P14" style:family="paragraph" style:parent-style-name="Standard">
      <style:paragraph-properties fo:margin-top="0.101cm" fo:margin-bottom="0.101cm" style:contextual-spacing="false" fo:line-height="100%" fo:text-align="end" style:justify-single-word="false"/>
      <style:text-properties style:font-name="Calibri1" fo:font-size="12pt" officeooo:paragraph-rsid="00112b6d" style:font-size-asian="12pt" style:font-size-complex="12pt"/>
    </style:style>
    <style:style style:name="P15"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1" fo:font-size="12pt" fo:font-style="normal" style:text-underline-style="none" fo:font-weight="normal" officeooo:paragraph-rsid="00112b6d" style:text-blinking="false" fo:background-color="transparent" style:font-size-asian="12pt" style:font-size-complex="12pt"/>
    </style:style>
    <style:style style:name="P16"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1" fo:font-size="12pt" fo:font-style="normal" style:text-underline-style="none" fo:font-weight="normal" officeooo:paragraph-rsid="00112b6d" style:text-blinking="false" fo:background-color="transparent" style:font-size-asian="12pt" style:font-size-complex="12pt"/>
    </style:style>
    <style:style style:name="P17"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12b6d" style:text-blinking="false" fo:background-color="transparent" loext:padding="0cm" loext:border="none"/>
    </style:style>
    <style:style style:name="P18" style:family="paragraph" style:parent-style-name="Standard">
      <style:text-properties officeooo:paragraph-rsid="00112b6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Heading">
      <style:text-properties officeooo:rsid="0014719b" officeooo:paragraph-rsid="0014719b"/>
    </style:style>
    <style:style style:name="P21" style:family="paragraph" style:parent-style-name="Titulo" style:master-page-name="Standard">
      <style:paragraph-properties style:page-number="auto"/>
      <style:text-properties fo:language="en" fo:country="US"/>
    </style:style>
    <style:style style:name="P22" style:family="paragraph" style:parent-style-name="Heading_20_1">
      <style:text-properties fo:language="en" fo:country="US"/>
    </style:style>
    <style:style style:name="P23" style:family="paragraph" style:parent-style-name="Notas_20_Informativas" style:list-style-name="L2">
      <style:paragraph-properties fo:margin-left="2.401cm" fo:margin-right="0.101cm" fo:text-indent="0cm" style:auto-text-indent="false"/>
      <style:text-properties fo:language="en" fo:country="US"/>
    </style:style>
    <style:style style:name="P24" style:family="paragraph" style:parent-style-name="Standard" style:master-page-name="First_20_Page">
      <style:paragraph-properties style:page-number="auto"/>
      <style:text-properties officeooo:paragraph-rsid="00112b6d"/>
    </style:style>
    <style:style style:name="P25" style:family="paragraph" style:parent-style-name="Standard" style:master-page-name="Index">
      <style:paragraph-properties style:page-number="auto"/>
      <style:text-properties fo:language="en" fo:country="US"/>
    </style:style>
    <style:style style:name="P26" style:family="paragraph" style:parent-style-name="Standard">
      <style:paragraph-properties fo:text-align="end" style:justify-single-word="false"/>
      <style:text-properties officeooo:paragraph-rsid="00158af1"/>
    </style:style>
    <style:style style:name="P27" style:family="paragraph" style:parent-style-name="Text_20_body" style:list-style-name="L1">
      <style:text-properties fo:language="en" fo:country="US"/>
    </style:style>
    <style:style style:name="P28" style:family="paragraph" style:parent-style-name="Text_20_body" style:list-style-name="L2">
      <style:text-properties fo:language="en" fo:country="US"/>
    </style:style>
    <style:style style:name="P29" style:family="paragraph" style:parent-style-name="Text_20_body" style:list-style-name="L2">
      <style:paragraph-properties fo:margin-top="0.101cm" fo:margin-bottom="0.21cm" style:contextual-spacing="false"/>
      <style:text-properties fo:language="en" fo:country="US"/>
    </style:style>
    <style:style style:name="P30" style:family="paragraph" style:parent-style-name="Text_20_body" style:list-style-name="L2">
      <style:paragraph-properties fo:margin-top="0.199cm" fo:margin-bottom="0.109cm" style:contextual-spacing="false"/>
      <style:text-properties fo:language="en" fo:country="US"/>
    </style:style>
    <style:style style:name="P31" style:family="paragraph" style:parent-style-name="Text_20_body" style:list-style-name="L2">
      <style:text-properties fo:language="en" fo:country="US" officeooo:paragraph-rsid="000d5299"/>
    </style:style>
    <style:style style:name="P32" style:family="paragraph" style:parent-style-name="Text_20_body" style:list-style-name="L2" style:master-page-name="">
      <loext:graphic-properties draw:fill="none" draw:fill-color="#cfe7f5"/>
      <style:paragraph-properties fo:margin-left="0.6cm" fo:margin-right="0cm" fo:margin-top="0.101cm" fo:margin-bottom="0.109cm" style:contextual-spacing="false" fo:text-align="justify" style:justify-single-word="false" fo:text-indent="0cm" style:auto-text-indent="false" style:page-number="auto" fo:background-color="transparent" style:shadow="none"/>
      <style:text-properties fo:language="en" fo:country="US" officeooo:paragraph-rsid="000d5299"/>
    </style:style>
    <style:style style:name="P33" style:family="paragraph" style:parent-style-name="Text_20_body" style:list-style-name="L2" style:master-page-name="">
      <style:paragraph-properties fo:margin-left="0.6cm" fo:margin-right="0cm" fo:margin-top="0.101cm" fo:margin-bottom="0.109cm" style:contextual-spacing="false" fo:text-align="justify" style:justify-single-word="false" fo:text-indent="0cm" style:auto-text-indent="false" style:page-number="auto" style:shadow="none">
        <style:tab-stops/>
      </style:paragraph-properties>
      <style:text-properties fo:language="en" fo:country="US"/>
    </style:style>
    <style:style style:name="P34" style:family="paragraph" style:parent-style-name="Text_20_body" style:list-style-name="L3">
      <style:text-properties fo:language="en" fo:country="US"/>
    </style:style>
    <style:style style:name="P35" style:family="paragraph" style:parent-style-name="Text_20_body" style:list-style-name="L3">
      <style:text-properties fo:language="en" fo:country="US" officeooo:paragraph-rsid="00097e44"/>
    </style:style>
    <style:style style:name="T1" style:family="text">
      <style:text-properties fo:color="#999966" loext:opacity="100%"/>
    </style:style>
    <style:style style:name="T2" style:family="text">
      <style:text-properties fo:color="#999966" loext:opacity="100%" officeooo:rsid="001410ac"/>
    </style:style>
    <style:style style:name="T3" style:family="text">
      <style:text-properties fo:color="#999966" loext:opacity="100%" officeooo:rsid="00125ca6"/>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12b6d" style:text-blinking="false" fo:background-color="transparent" loext:char-shading-value="0"/>
    </style:style>
    <style:style style:name="T9"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officeooo:rsid="001410ac" style:text-blinking="false" fo:background-color="transparent" loext:char-shading-value="0" style:font-size-asian="36pt" style:font-size-complex="36pt"/>
    </style:style>
    <style:style style:name="T12" style:family="text">
      <style:text-properties officeooo:rsid="000d1513"/>
    </style:style>
    <style:style style:name="T13" style:family="text">
      <style:text-properties style:font-name="Calibri2" fo:font-size="12pt" officeooo:rsid="001410ac"/>
    </style:style>
    <style:style style:name="T14"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5" style:family="text">
      <style:text-properties officeooo:rsid="002332ea"/>
    </style:style>
    <style:style style:name="T16" style:family="text">
      <style:text-properties officeooo:rsid="001f1a79"/>
    </style:style>
    <style:style style:name="T17" style:family="text">
      <style:text-properties officeooo:rsid="001410ac"/>
    </style:style>
    <style:style style:name="T18" style:family="text">
      <style:text-properties fo:color="#eeeeee" loext:opacity="100%" style:font-name="Calibri" fo:font-weight="bold" style:font-weight-asian="bold" style:font-weight-complex="bold"/>
    </style:style>
    <style:style style:name="T19" style:family="text">
      <style:text-properties fo:color="#eeeeee" loext:opacity="100%" style:font-name="Calibri1" fo:font-size="12pt" fo:language="en" fo:country="US" fo:font-weight="bold" style:font-size-asian="12pt" style:font-weight-asian="bold" style:font-size-complex="12pt" style:font-weight-complex="bold"/>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draw:frame draw:style-name="fr1" draw:name="Marco1" text:anchor-type="page" text:anchor-page-number="1" svg:x="2.053cm" svg:y="14.168cm" svg:width="17.009cm" draw:z-index="0">
        <draw:text-box fo:min-height="2.224cm">
          <text:p text:style-name="P10"/>
          <text:p text:style-name="P10"><text:user-field-get text:name="Modulo">Computer Systems</text:user-field-get></text:p>
          <text:p text:style-name="P26"><text:span text:style-name="T19">CFGS </text:span><text:span text:style-name="T18">DAM/</text:span><text:span text:style-name="T19">DAW</text:span></text:p>
        </draw:text-box>
      </draw:frame>
      <text:p text:style-name="P24"/>
      <text:p text:style-name="P18"/>
      <text:p text:style-name="P18"/>
      <text:p text:style-name="P18"/>
      <text:p text:style-name="P11"><text:span text:style-name="T7">Computer Systems – </text:span><text:span text:style-name="T8">Study guide</text:span><text:span text:style-name="T9"><text:line-break/></text:span><text:span text:style-name="T10">U</text:span><text:span text:style-name="T11">NIT</text:span><text:span text:style-name="T10"> 0</text:span><text:span text:style-name="T11">2</text:span><text:span text:style-name="T10">. </text:span><text:span text:style-name="T14"><text:user-field-get text:name="Tema">Information Representation</text:user-field-get></text:span></text:p>
      <text:p text:style-name="P17"><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18"/>
      <text:p text:style-name="P18"/>
      <text:p text:style-name="P18"/>
      <text:p text:style-name="P18"/>
      <text:p text:style-name="P18"/>
      <text:p text:style-name="P16"><text:s/>Sergio García / Alfredo Oltra</text:p>
      <text:p text:style-name="P15">20<text:span text:style-name="T15">22</text:span>/20<text:span text:style-name="T16">2</text:span><text:span text:style-name="T15">3</text:span></text:p>
      <text:p text:style-name="P14"><text:tab/><text:tab/><text:tab/><text:tab/><text:tab/><text:tab/><text:tab/><text:tab/><text:tab/><text:tab/>Versión:<text:date style:data-style-name="N104" text:date-value="2022-09-11T20:30:55.475000012">220911</text:date>.<text:time style:data-style-name="N105" text:time-value="2022-09-11T20:30:55.475000012">2030</text:time></text:p>
      <text:p text:style-name="P13"/>
      <text:p text:style-name="P6"/>
      <text:p text:style-name="P25"/>
      <text:p text:style-name="P12">Licencia</text:p>
      <text:p text:style-name="P6"/>
      <text:p text:style-name="P8"><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9"/>
      <text:p text:style-name="P9"><text:s/></text:p>
      <text:p text:style-name="P12">Nomenclatura</text:p>
      <text:p text:style-name="P4"/>
      <text:p text:style-name="P4">A lo largo de este tema se utilizarán distintos símbolos para distinguir elementos importantes dentro del contenido. Estos símbolos son:</text:p>
      <text:p text:style-name="P4"/>
      <text:p text:style-name="P5"><text:span text:style-name="T5"> </text:span>Importante</text:p>
      <text:p text:style-name="P7"/>
      <text:p text:style-name="P5"><text:span text:style-name="T5"> </text:span>Atención</text:p>
      <text:p text:style-name="P7"/>
      <text:p text:style-name="P5"><text:span text:style-name="T5"></text:span> <text:s/>Interesante</text:p>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0">INDEX</text:p>
          </text:index-title>
          <text:p text:style-name="P19">1. Data<text:tab/>3</text:p>
          <text:p text:style-name="P19">2. Previous knowledge<text:tab/>3</text:p>
          <text:p text:style-name="P19">3. Objectives<text:tab/>3</text:p>
          <text:p text:style-name="P19">4. Contents<text:tab/>3</text:p>
          <text:p text:style-name="P19">5. Activities<text:tab/>4</text:p>
          <text:p text:style-name="P19">6. Recommendations<text:tab/>4</text:p>
        </text:index-body>
      </text:table-of-content>
      <text:p text:style-name="P6"/>
      <text:p text:style-name="P21">U<text:span text:style-name="T17">NIT </text:span>0<text:user-field-get text:name="NumeroTema">2</text:user-field-get>. <text:user-field-get text:name="Tema">Information Representation</text:user-field-get></text:p>
      <text:h text:style-name="P22" text:outline-level="1"><text:bookmark-start text:name="__RefHeading___Toc437_3212615282"/>Data<text:bookmark-end text:name="__RefHeading___Toc437_3212615282"/></text:h>
      <text:p text:style-name="P4">From <text:span text:style-name="T17">26</text:span>/<text:span text:style-name="T12">09</text:span>/20<text:span text:style-name="T17">22</text:span> to <text:span text:style-name="T13">09</text:span>/10/20<text:span text:style-name="T17">22</text:span>. The length of the unit is <text:span text:style-name="T17">2</text:span> weeks (<text:span text:style-name="T17">12</text:span> hours).</text:p>
      <text:h text:style-name="P22" text:outline-level="1"><text:bookmark-start text:name="__RefHeading___Toc439_3212615282"/>Previous knowledge<text:bookmark-end text:name="__RefHeading___Toc439_3212615282"/></text:h>
      <text:list xml:id="list607083868" text:style-name="L1">
        <text:list-item>
          <text:p text:style-name="P27">How to perform basic mathematical operations.</text:p>
        </text:list-item>
        <text:list-item>
          <text:p text:style-name="P27">How to convert between two general units.</text:p>
        </text:list-item>
      </text:list>
      <text:h text:style-name="P22" text:outline-level="1"><text:bookmark-start text:name="__RefHeading___Toc441_3212615282"/>Objectives<text:bookmark-end text:name="__RefHeading___Toc441_3212615282"/></text:h>
      <text:list xml:id="list1665633096" text:style-name="L2">
        <text:list-item>
          <text:p text:style-name="P28">To learn how the computer systems manage information.</text:p>
        </text:list-item>
        <text:list-item>
          <text:p text:style-name="P28">To learn how to convert form decimal to binary, octal and hex.</text:p>
        </text:list-item>
        <text:list-item>
          <text:p text:style-name="P28">To learn how to convert form binary, decimal, octal and hex.</text:p>
        </text:list-item>
        <text:list-item>
          <text:p text:style-name="P28">To learn how to convert between octal and hex. </text:p>
        </text:list-item>
        <text:list-item>
          <text:p text:style-name="P29">To learn how to perform basic mathematical operations in binary code: addition, subtraction, multiplication.</text:p>
          <text:p text:style-name="P23"><text:span text:style-name="T5"> </text:span>The division is not in the scope of the objectives.</text:p>
        </text:list-item>
        <text:list-item>
          <text:p text:style-name="P30">To learn how to perform logical operations.</text:p>
        </text:list-item>
        <text:list-item>
          <text:p text:style-name="P28">To learn how to represent negative numbers in binary code.</text:p>
        </text:list-item>
        <text:list-item>
          <text:p text:style-name="P28">To learn how to represent real numbers in binary code.</text:p>
        </text:list-item>
        <text:list-item>
          <text:p text:style-name="P31">To know how to represent alphabetic characters in binary code.</text:p>
        </text:list-item>
        <text:list-item>
          <text:p text:style-name="P32">To know the information units.</text:p>
        </text:list-item>
        <text:list-item>
          <text:p text:style-name="P33">To learn how to change information units.</text:p>
        </text:list-item>
      </text:list>
      <text:h text:style-name="P22" text:outline-level="1"><text:bookmark-start text:name="__RefHeading___Toc443_3212615282"/>Contents<text:bookmark-end text:name="__RefHeading___Toc443_3212615282"/></text:h>
      <text:list xml:id="list2271055289" text:style-name="L3">
        <text:list-item>
          <text:p text:style-name="P34">Numeral systems</text:p>
        </text:list-item>
        <text:list-item>
          <text:p text:style-name="P34">Binary code</text:p>
        </text:list-item>
        <text:list-item>
          <text:p text:style-name="P34">Operations with binary numbers</text:p>
        </text:list-item>
        <text:list-item>
          <text:p text:style-name="P34">Negative numbers</text:p>
        </text:list-item>
        <text:list-item>
          <text:p text:style-name="P34">Real numbers</text:p>
        </text:list-item>
        <text:list-item>
          <text:p text:style-name="P34">Boolean algebra</text:p>
        </text:list-item>
        <text:list-item>
          <text:p text:style-name="P34">Octal</text:p>
        </text:list-item>
        <text:list-item>
          <text:p text:style-name="P34"><text:soft-page-break/>Hexadecimal</text:p>
        </text:list-item>
        <text:list-item>
          <text:p text:style-name="P35">Alphanumeric Representation</text:p>
        </text:list-item>
        <text:list-item>
          <text:p text:style-name="P35">Numeric and alphanumeric data</text:p>
        </text:list-item>
        <text:list-item>
          <text:p text:style-name="P34">Internal representation</text:p>
        </text:list-item>
        <text:list-item>
          <text:p text:style-name="P34">Unit system</text:p>
        </text:list-item>
      </text:list>
      <text:h text:style-name="P22" text:outline-level="1"><text:bookmark-start text:name="__RefHeading___Toc445_3212615282"/>Activities<text:bookmark-end text:name="__RefHeading___Toc445_3212615282"/></text:h>
      <text:p text:style-name="P4">It is very important to read the notes and perform the exercises. This exercises are not part of assessment, but note that it is very common to have several questions from this unit in the exam. The solutions will be published at the beginning of the week 3.</text:p>
      <text:h text:style-name="P22" text:outline-level="1"><text:bookmark-start text:name="__RefHeading___Toc447_3212615282"/>Recommendations<text:bookmark-end text:name="__RefHeading___Toc447_3212615282"/></text:h>
      <text:p text:style-name="P4">You have some pills (little videos) about how to perform some binary operations.</text:p>
      <text:p text:style-name="P4">The TC of the week 2 will be exclusively dedicated to practice exercises, so it is very important to go there with the main concepts studied.</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 loext:num-list-format=" %1%.%2%.%3%.%4% " style:num-prefix=" " style:num-suffix=" "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number:date-style style:name="N20121" number:language="en" number:country="US">
      <number:year/>
      <number:month number:style="long"/>
      <number:day number:style="long"/>
    </number:date-style>
    <number:time-style style:name="N20122" number:language="en" number:country="US">
      <number:hours number:style="long"/>
      <number:minutes number:style="long"/>
    </number:time-style>
    <number:date-style style:name="N30111" number:language="en" number:country="GB">
      <number:year/>
      <number:month number:style="long"/>
      <number:day number:style="long"/>
    </number:date-style>
    <number:time-style style:name="N3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1410ac"/>
    </style:style>
    <style:style style:name="MT3" style:family="text">
      <style:text-properties fo:color="#999966" loext:opacity="100%" officeooo:rsid="00125ca6"/>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2" text:name="NumeroTema"/>
          <text:user-field-decl office:value-type="string" office:string-value="Information Representation" text:name="Tema"/>
        </text:user-field-decls>
        <text:p text:style-name="MP1"><text:span text:style-name="MT1"><text:user-field-get text:name="Modulo">Computer Systems</text:user-field-get></text:span><text:span text:style-name="MT1"><text:s/><text:tab/><text:tab/>U</text:span><text:span text:style-name="MT2">NIT </text:span><text:span text:style-name="MT1">0</text:span><text:span text:style-name="MT1"><text:user-field-get text:name="NumeroTema">2</text:user-field-get></text:span><text:span text:style-name="MT1">. </text:span><text:span text:style-name="MT1"><text:user-field-get text:name="Tema">Information Representation</text:user-field-get></text:span></text:p>
      </style:header>
      <style:footer>
        <text:user-field-decls>
          <text:user-field-decl office:value-type="string" office:string-value="2" text:name="NumeroTema"/>
        </text:user-field-decls>
        <text:p text:style-name="MP2"><text:span text:style-name="MT1">CF</text:span><text:span text:style-name="MT3">G</text:span><text:span text:style-name="MT1">S. D</text:span><text:span text:style-name="MT3">AM/DAW</text:span><text:span text:style-name="MT1"><text:tab/><text:tab/></text:span><text:span text:style-name="MT1"><text:user-field-get text:name="NumeroTema">2</text:user-field-get></text:span><text:span text:style-name="MT1">.</text:span><text:span text:style-name="MT1"><text:page-number text:select-page="current">4</text:page-number></text:span></text:p>
      </style:footer>
    </style:master-page>
    <style:master-page style:name="Landscape" style:page-layout-name="Mpm2" draw:style-name="Mdp1">
      <style:header>
        <text:p text:style-name="MP1"/>
      </style:header>
      <style:footer>
        <text:p text:style-name="MP3"><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T19H14M</meta:editing-duration>
    <meta:editing-cycles>26</meta:editing-cycles>
    <meta:generator>LibreOffice/7.3.2.2$Windows_X86_64 LibreOffice_project/49f2b1bff42cfccbd8f788c8dc32c1c309559be0</meta:generator>
    <dc:date>2022-09-11T20:30:55.266000000</dc:date>
    <meta:document-statistic meta:table-count="0" meta:image-count="1" meta:object-count="0" meta:page-count="4" meta:paragraph-count="62" meta:word-count="417" meta:character-count="2495" meta:non-whitespace-character-count="2148"/>
    <meta:template xlink:type="simple" xlink:actuate="onRequest" xlink:title="Plantilla CEED" xlink:href="../../.config/libreoffice/4/user/template/Plantilla%20CEED.ott" meta:date="2016-09-15T13:17:11.020000000"/>
  </office:meta>
</office:document-meta>
</file>